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693in"/>
    </style:style>
    <style:style style:name="co3" style:family="table-column">
      <style:table-column-properties fo:break-before="auto" style:column-width="0.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ae00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3" table:number-columns-repeated="19" table:default-cell-style-name="ce5"/>
        <table:table-column table:style-name="co3" table:number-columns-repeated="4" table:default-cell-style-name="Default"/>
        <table:table-row table:style-name="ro1">
          <table:table-cell table:number-columns-repeated="4"/>
          <table:table-cell table:style-name="ce3" office:value-type="string" table:number-columns-spanned="24" table:number-rows-spanned="1">
            <text:p>ЗАДАЧИ</text:p>
          </table:table-cell>
          <table:covered-table-cell table:number-columns-repeated="23"/>
        </table:table-row>
        <table:table-row table:style-name="ro1">
          <table:table-cell table:number-columns-repeated="28"/>
        </table:table-row>
        <table:table-row table:style-name="ro1">
          <table:table-cell/>
          <table:table-cell table:style-name="ce1" office:value-type="string">
            <text:p>ОПЕРАТОР ПРИСВАИВАНИЯ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26"/>
        </table:table-row>
        <table:table-row table:style-name="ro1">
          <table:table-cell/>
          <table:table-cell table:style-name="ce1" office:value-type="string">
            <text:p>ВВОД ДАННЫХ</text:p>
          </table:table-cell>
          <table:table-cell table:number-columns-repeated="26"/>
        </table:table-row>
        <table:table-row table:style-name="ro1">
          <table:table-cell/>
          <table:table-cell table:style-name="ce2" office:value-type="string">
            <text:p>Операторы Read, Readln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26"/>
        </table:table-row>
        <table:table-row table:style-name="ro1">
          <table:table-cell/>
          <table:table-cell table:style-name="ce1" office:value-type="string">
            <text:p>ПРОГРАММИРОВАНИЕ ВЕТВЛЕНИЙ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Условный переход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style-name="ce5"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Оператор выбора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14"/>
        </table:table-row>
        <table:table-row table:style-name="ro1">
          <table:table-cell table:number-columns-repeated="28"/>
        </table:table-row>
        <table:table-row table:style-name="ro1">
          <table:table-cell/>
          <table:table-cell table:style-name="ce1" office:value-type="string">
            <text:p>ПРОГРАММИРОВАНИЕ ЦИКЛОВ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Циклы с предварительным условием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Циклы с последующим условием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Циклы с параметром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24">
            <text:p>24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/>
          <table:table-cell office:value-type="string">
            <text:p>ОРГАНИЗАЦИЯ ДАННЫХ В ВИДЕ МАССИВОВ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Одномерные массивы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Двумерные массивы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table:number-columns-repeated="28"/>
        </table:table-row>
        <table:table-row table:style-name="ro1">
          <table:table-cell/>
          <table:table-cell office:value-type="string">
            <text:p>ПОДПРОГРАММЫ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Подпрограммы-функции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Подпрограммы-процедуры</text:p>
          </table:table-cell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/>
          <table:table-cell office:value-type="string">
            <text:p>РАБОТА СО СТРОКАМИ</text:p>
          </table:table-cell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/>
          <table:table-cell office:value-type="string">
            <text:p>РАБОТА С ФАЙЛАМИ</text:p>
          </table:table-cell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/>
          <table:table-cell table:style-name="ce1" office:value-type="string">
            <text:p>ВСЕГО задач:</text:p>
          </table:table-cell>
          <table:table-cell table:style-name="ce1"/>
          <table:table-cell table:style-name="ce1" table:formula="of:=[.X3]+[.X6]+[.Y9]+[.X13]+[.X14]+[.AB15]+[.X18]+[.X19]" office:value-type="float" office:value="165">
            <text:p>165</text:p>
          </table:table-cell>
          <table:table-cell table:number-columns-repeated="24"/>
        </table:table-row>
        <table:table-row table:style-name="ro1">
          <table:table-cell/>
          <table:table-cell table:style-name="ce1" office:value-type="string">
            <text:p>ВСЕГО выполнено </text:p>
          </table:table-cell>
          <table:table-cell table:style-name="ce1"/>
          <table:table-cell table:style-name="ce1" office:value-type="float" office:value="17">
            <text:p>17</text:p>
          </table:table-cell>
          <table:table-cell table:number-columns-repeated="24"/>
        </table:table-row>
        <table:table-row table:style-name="ro1">
          <table:table-cell/>
          <table:table-cell table:style-name="ce1" office:value-type="string">
            <text:p>%% выполнения</text:p>
          </table:table-cell>
          <table:table-cell table:style-name="ce1"/>
          <table:table-cell table:style-name="ce1" table:formula="of:=[.D30]/[.D29]*100" office:value-type="float" office:value="10.3030303030303">
            <text:p>10.303030303</text:p>
          </table:table-cell>
          <table:table-cell table:number-columns-repeated="24"/>
        </table:table-row>
        <table:table-row table:style-name="ro1" table:number-rows-repeated="1048544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Result2">
      <style:table-cell-properties fo:background-color="#94bd5e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3">11/23/2011</text:date>, <text:time>22:55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Li</meta:initial-creator>
    <meta:creation-date>2011-11-23T22:27:11</meta:creation-date>
    <dc:date>2011-11-23T22:55:50</dc:date>
    <dc:creator>John Li</dc:creator>
    <meta:editing-duration>PT13M29S</meta:editing-duration>
    <meta:editing-cycles>1</meta:editing-cycles>
    <meta:document-statistic meta:table-count="3" meta:cell-count="200" meta:object-count="0"/>
    <meta:generator>LibreOffice/3.4$Linux LibreOffice_project/340m1$Build-402</meta:generator>
  </office:meta>
</office:document-meta>
</file>